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svg:stroke-color="#3465a4" draw:fill="solid" draw:fill-color="#00cc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762cm"/>
    </style:style>
    <style:style style:name="gr4" style:family="graphic" style:parent-style-name="standard">
      <style:graphic-properties draw:fill-color="#00ccff" draw:textarea-horizontal-align="justify" draw:textarea-vertical-align="middle" draw:auto-grow-height="false"/>
    </style:style>
    <style:style style:name="gr5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fill-color="#66ff6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254cm"/>
    </style:style>
    <style:style style:name="gr1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P1" style:family="paragraph">
      <style:paragraph-properties fo:line-height="150%" fo:text-align="start"/>
    </style:style>
    <style:style style:name="P2" style:family="paragraph">
      <style:paragraph-properties fo:text-align="center"/>
    </style:style>
    <style:style style:name="P3" style:family="paragraph">
      <style:paragraph-properties fo:line-height="150%" fo:text-align="start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9.525cm" svg:height="4.826cm" svg:x="10.398cm" svg:y="2.397cm">
          <text:p text:style-name="P1"><text:span text:style-name="T1"/></text:p>
          <text:p text:style-name="P1"><text:span text:style-name="T1">1:Base Board Jumper Adjustment</text:span></text:p>
          <text:p text:style-name="P1"><text:span text:style-name="T1">2:Connect USB device USB Host Port</text:span></text:p>
          <text:p text:style-name="P1"><text:span text:style-name="T1">3:Insert SD Card to SD Slot</text:span></text:p>
          <text:p text:style-name="P1"><text:span text:style-name="T1">4:Connect Speaker to audio DAC <text:s/>HEADPHONE OUTPUT</text:span></text:p>
          <text:p text:style-name="P1"><text:span text:style-name="T1">5:Connect K20 JTAG Port with J-Link which connect to PC</text:span></text:p>
          <text:p text:style-name="P1"><text:span text:style-name="T1">6:Connect OpenSDA mini USB to PC</text:span></text:p>
          <text:p text:style-name="P2"><text:span text:style-name="T2"/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layer="layout" svg:width="6.985cm" svg:height="0.762cm" svg:x="1.381cm" svg:y="9.509cm">
          <text:p text:style-name="P2"><text:span text:style-name="T2">J-Link Lite: Download K20 firmwar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985cm" svg:height="0.762cm" svg:x="1.381cm" svg:y="10.525cm">
          <text:p text:style-name="P2"><text:span text:style-name="T2">PC with Win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985cm" svg:height="0.762cm" svg:x="1.381cm" svg:y="11.541cm">
          <text:p text:style-name="P2"><text:span text:style-name="T2">USB de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985cm" svg:height="0.762cm" svg:x="1.381cm" svg:y="12.557cm">
          <text:p text:style-name="P2"><text:span text:style-name="T2">SD Card, <text:s/>FAT FS,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985cm" svg:height="0.762cm" svg:x="1.381cm" svg:y="13.573cm">
          <text:p text:style-name="P2"><text:span text:style-name="T2">Spe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9.779cm" svg:height="1.524cm" svg:x="10.525cm" svg:y="8.366cm">
          <text:p text:style-name="P2"><text:span text:style-name="T2">Download K20 CMSIS firmware through </text:span></text:p>
          <text:p text:style-name="P2"><text:span text:style-name="T2">J-Link Script, now a CMSIS UMASS </text:span></text:p>
          <text:p text:style-name="P2"><text:span text:style-name="T2">device will appear at PC side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draw:layer="layout" svg:width="9.906cm" svg:height="0.635cm" svg:x="10.398cm" svg:y="10.271cm">
          <text:p text:style-name="P2"><text:span text:style-name="T2">Copy test image to CMSIS UMASS &amp; Rese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3" draw:text-style-name="P5" draw:layer="layout" svg:width="5.715cm" svg:height="1.012cm" svg:x="12.43cm" svg:y="11.672cm">
          <draw:text-box>
            <text:p><text:span text:style-name="T3">Run Test Image</text:span></text:p>
          </draw:text-box>
        </draw:frame>
        <draw:custom-shape draw:style-name="gr4" draw:text-style-name="P4" draw:layer="layout" svg:width="8.128cm" svg:height="1.016cm" svg:x="10.906cm" svg:y="19.161cm">
          <text:p text:style-name="P2"><text:span text:style-name="T2">BLE EM chip identify by mobile device</text:span></text:p>
          <text:p text:style-name="P2"><text:span text:style-name="T2">with BLE suppo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7.493cm" svg:height="1.016cm" svg:x="11.287cm" svg:y="13.192cm">
          <text:p text:style-name="P2"><text:span text:style-name="T2">ACC/Temp Humidity Sensor Identif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draw:layer="layout" svg:width="7.493cm" svg:height="1.016cm" svg:x="11.287cm" svg:y="14.589cm">
          <text:p text:style-name="P2"><text:span text:style-name="T2">K22 USB Mode as Host</text:span></text:p>
          <text:p text:style-name="P2"><text:span text:style-name="T2">Any USB device identif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6" draw:layer="layout" svg:width="7.366cm" svg:height="0.889cm" svg:x="11.033cm" svg:y="1.254cm">
          <draw:text-box>
            <text:p><text:span text:style-name="T4"><text:s text:c="12"/></text:span><text:span text:style-name="T4">Test Procedure</text:span></text:p>
          </draw:text-box>
        </draw:frame>
        <draw:frame draw:style-name="gr3" draw:text-style-name="P6" draw:layer="layout" svg:width="6.604cm" svg:height="1.012cm" svg:x="1.254cm" svg:y="8.116cm">
          <draw:text-box>
            <text:p><text:span text:style-name="T4"><text:s text:c="6"/></text:span><text:span text:style-name="T4">Test Equipment</text:span></text:p>
          </draw:text-box>
        </draw:frame>
        <draw:custom-shape draw:style-name="gr4" draw:text-style-name="P4" draw:layer="layout" svg:width="7.493cm" svg:height="1.016cm" svg:x="11.16cm" svg:y="17.637cm">
          <text:p text:style-name="P2"><text:span text:style-name="T2">Check LCD OUTPUT</text:span></text:p>
          <text:p text:style-name="P2"><text:span text:style-name="T2">Check “OK” string whether shown on LC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9.144cm" svg:height="1.016cm" svg:x="10.398cm" svg:y="22.844cm">
          <text:p text:style-name="P2"><text:span text:style-name="T2">Copy WIFI Demo Image to CMSIS UMASS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2" draw:layer="layout" svg:width="1.27cm" svg:height="0.381cm" svg:x="1.889cm" svg:y="19.0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4.445cm" svg:height="0.725cm" svg:x="3.286cm" svg:y="18.907cm">
          <draw:text-box>
            <text:p><text:span text:style-name="T2"><text:s/></text:span><text:span text:style-name="T2">Manual </text:span></text:p>
          </draw:text-box>
        </draw:frame>
        <draw:custom-shape draw:style-name="gr9" draw:text-style-name="P2" draw:layer="layout" svg:width="1.27cm" svg:height="0.381cm" svg:x="1.889cm" svg:y="19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3.302cm" svg:height="0.725cm" svg:x="3.286cm" svg:y="19.706cm">
          <draw:text-box>
            <text:p><text:span text:style-name="T2"><text:s/></text:span><text:span text:style-name="T2">Auto</text:span></text:p>
          </draw:text-box>
        </draw:frame>
        <draw:custom-shape draw:style-name="gr5" draw:text-style-name="P4" draw:layer="layout" svg:width="7.493cm" svg:height="1.016cm" svg:x="11.16cm" svg:y="15.986cm">
          <text:p text:style-name="P2"><text:span text:style-name="T2">SD Card with FAT FS identif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4" draw:layer="layout" svg:width="6.985cm" svg:height="0.762cm" svg:x="1.381cm" svg:y="14.589cm">
          <text:p text:style-name="P2"><text:span text:style-name="T2">Mobile Device with Bluetooth/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6.985cm" svg:height="0.762cm" svg:x="1.381cm" svg:y="13.574cm">
          <text:p text:style-name="P2"><text:span text:style-name="T2">Spe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128cm" svg:height="2.159cm" svg:x="10.906cm" svg:y="20.431cm">
          <text:p text:style-name="P2"><text:span text:style-name="T2"/></text:p>
          <text:p text:style-name="P2"><text:span text:style-name="T2">BT RDA chip identify and A2DP connection </text:span></text:p>
          <text:p text:style-name="P2"><text:span text:style-name="T2">by mobile device</text:span></text:p>
          <text:p text:style-name="P2"><text:span text:style-name="T2">with Bluetooth support</text:span></text:p>
          <text:p text:style-name="P2"><text:span text:style-name="T2">Music play &amp; listen sound through speaker</text:span></text:p>
          <text:p text:style-name="P2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2" draw:style-name="dp1" draw:master-page-name="Default">
        <draw:custom-shape draw:style-name="gr10" draw:text-style-name="P2" xml:id="id9" draw:id="id9" draw:layer="layout" svg:width="3.556cm" svg:height="3.175cm" svg:x="2.143cm" svg:y="8.747cm">
          <draw:glue-point draw:id="4" svg:x="5cm" svg:y="2.601cm"/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10" draw:text-style-name="P2" xml:id="id2" draw:id="id2" draw:layer="layout" svg:width="6.223cm" svg:height="6.096cm" svg:x="8.493cm" svg:y="6.969cm">
          <draw:glue-point draw:id="4" svg:x="5cm" svg:y="3.958cm"/>
          <text:p text:style-name="P2">Test Board</text:p>
          <draw:enhanced-geometry svg:viewBox="0 0 21600 21600" draw:type="rectangle" draw:enhanced-path="M 0 0 L 21600 0 21600 21600 0 21600 0 0 Z N"/>
        </draw:custom-shape>
        <draw:custom-shape draw:style-name="gr10" draw:text-style-name="P4" xml:id="id1" draw:id="id1" draw:layer="layout" svg:width="2.921cm" svg:height="1.143cm" svg:x="6.207cm" svg:y="4.048cm">
          <text:p text:style-name="P2"><text:span text:style-name="T2">Any USB dev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7.668cm" svg:y1="5.191cm" svg:x2="11.604cm" svg:y2="6.969cm" draw:start-shape="id1" draw:start-glue-point="8" draw:end-shape="id2" draw:end-glue-point="0" svg:d="M7668 5191c0 1333 3936 445 3936 1778" svg:viewBox="0 0 3937 1779">
          <text:p/>
        </draw:connector>
        <draw:custom-shape draw:style-name="gr10" draw:text-style-name="P4" xml:id="id3" draw:id="id3" draw:layer="layout" svg:width="3.048cm" svg:height="1.524cm" svg:x="16.621cm" svg:y="8.493cm">
          <text:p text:style-name="P2"><text:span text:style-name="T2">Spea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4.716cm" svg:y1="10.017cm" svg:x2="16.621cm" svg:y2="9.255cm" draw:start-shape="id2" draw:start-glue-point="1" draw:end-shape="id3" draw:end-glue-point="3" svg:d="M14716 10017c1428 0 476-762 1905-762" svg:viewBox="0 0 1906 763">
          <text:p/>
        </draw:connector>
        <draw:custom-shape draw:style-name="gr10" draw:text-style-name="P4" xml:id="id4" draw:id="id4" draw:layer="layout" svg:width="3.429cm" svg:height="1.27cm" svg:x="10.144cm" svg:y="14.97cm">
          <text:p text:style-name="P2"><text:span text:style-name="T2">SD Card with F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curve" svg:x1="11.604cm" svg:y1="13.065cm" svg:x2="11.859cm" svg:y2="14.97cm" draw:start-shape="id2" draw:start-glue-point="2" draw:end-shape="id4" draw:end-glue-point="4" svg:d="M11604 13065c0 1429 255 477 255 1905" svg:viewBox="0 0 256 1906">
          <text:p/>
        </draw:connector>
        <draw:custom-shape draw:style-name="gr10" draw:text-style-name="P4" xml:id="id5" draw:id="id5" draw:layer="layout" svg:width="3.937cm" svg:height="1.143cm" svg:x="15.859cm" svg:y="14.081cm">
          <text:p text:style-name="P2"><text:span text:style-name="T2">LC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xml:id="id6" draw:id="id6" draw:layer="layout" svg:width="1.143cm" svg:height="1.397cm" svg:x="9.128cm" svg:y="10.652cm">
          <text:p text:style-name="P2"><text:span text:style-name="T2">K2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type="curve" svg:x1="14.715cm" svg:y1="12.429cm" svg:x2="17.828cm" svg:y2="14.081cm" draw:start-shape="id2" draw:start-glue-point="4" draw:end-shape="id5" draw:end-glue-point="4" svg:d="M14715 12429c2076 0 3113 550 3113 1652" svg:viewBox="0 0 3114 1653">
          <text:p/>
        </draw:connector>
        <draw:custom-shape draw:style-name="gr10" draw:text-style-name="P2" xml:id="id7" draw:id="id7" draw:layer="layout" svg:width="1.778cm" svg:height="2.032cm" svg:x="11.414cm" svg:y="10.271cm">
          <text:p text:style-name="P2">K2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2" draw:layer="layout" draw:type="curve" svg:x1="10.271cm" svg:y1="11.351cm" svg:x2="11.414cm" svg:y2="11.287cm" draw:start-shape="id6" draw:start-glue-point="7" draw:end-shape="id7" draw:end-glue-point="5" svg:d="M10271 11351c858 0 287-64 1143-64" svg:viewBox="0 0 1144 65">
          <text:p/>
        </draw:connector>
        <draw:custom-shape draw:style-name="gr12" draw:text-style-name="P2" xml:id="id8" draw:id="id8" draw:layer="layout" svg:width="0.254cm" svg:height="1.524cm" svg:x="8.366cm" svg:y="9.128cm">
          <text:p/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curve" svg:x1="8.62cm" svg:y1="9.89cm" svg:x2="9.7cm" svg:y2="10.652cm" draw:start-shape="id8" draw:start-glue-point="1" draw:end-shape="id6" draw:end-glue-point="4" svg:d="M8620 9890c720 0 1080 254 1080 762" svg:viewBox="0 0 1081 763">
          <text:p/>
        </draw:connector>
        <draw:frame draw:style-name="gr13" draw:text-style-name="P7" draw:layer="layout" svg:width="2.428cm" svg:height="0.725cm" svg:x="7.477cm" svg:y="8.911cm">
          <draw:text-box>
            <text:p><text:span text:style-name="T2">K20 JTAG</text:span></text:p>
          </draw:text-box>
        </draw:frame>
        <draw:connector draw:style-name="gr11" draw:text-style-name="P2" draw:layer="layout" draw:type="curve" svg:x1="8.366cm" svg:y1="9.89cm" svg:x2="5.699cm" svg:y2="10.334cm" draw:start-shape="id8" draw:start-glue-point="3" draw:end-shape="id9" draw:end-glue-point="1" svg:d="M8366 9890c-1999 0-666 444-2667 444" svg:viewBox="0 0 2668 445">
          <text:p/>
        </draw:connector>
        <draw:frame draw:style-name="gr13" draw:layer="layout" svg:width="2.191cm" svg:height="0.962cm" svg:x="5.921cm" svg:y="9.563cm">
          <draw:text-box>
            <text:p>J-Link</text:p>
          </draw:text-box>
        </draw:frame>
        <draw:connector draw:style-name="gr11" draw:text-style-name="P2" draw:layer="layout" draw:type="curve" svg:x1="9.7cm" svg:y1="12.049cm" svg:x2="5.699cm" svg:y2="11.159cm" draw:start-shape="id6" draw:start-glue-point="6" draw:end-shape="id9" draw:end-glue-point="4" svg:d="M9700 12049c0 751-1143 626-1501 216s71-1106-2500-1106" svg:viewBox="0 0 4002 1435">
          <text:p/>
        </draw:connector>
        <draw:custom-shape draw:style-name="gr12" draw:text-style-name="P2" draw:layer="layout" svg:width="0.508cm" svg:height="0.508cm" svg:x="8.239cm" svg:y="12.17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5.08cm" svg:height="0.725cm" svg:x="6.715cm" svg:y="12.43cm">
          <draw:text-box>
            <text:p text:style-name="P7"><text:span text:style-name="T2">OpenSDA Port</text:span></text:p>
          </draw:text-box>
        </draw:frame>
        <draw:custom-shape draw:style-name="gr12" draw:text-style-name="P2" draw:layer="layout" svg:width="0.508cm" svg:height="0.508cm" svg:x="5.445cm" svg:y="10.0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08cm" svg:height="0.508cm" svg:x="5.445cm" svg:y="10.906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2.032cm" svg:height="0.725cm" svg:x="4.937cm" svg:y="9.509cm">
          <draw:text-box>
            <text:p text:style-name="P7"><text:span text:style-name="T2">USB</text:span></text:p>
          </draw:text-box>
        </draw:frame>
        <draw:frame draw:style-name="gr14" draw:text-style-name="P7" draw:layer="layout" svg:width="2.032cm" svg:height="0.725cm" svg:x="4.937cm" svg:y="11.451cm">
          <draw:text-box>
            <text:p text:style-name="P7"><text:span text:style-name="T2">USB</text:span></text:p>
          </draw:text-box>
        </draw:frame>
        <draw:custom-shape draw:style-name="gr10" draw:text-style-name="P4" xml:id="id10" draw:id="id10" draw:layer="layout" svg:width="1.27cm" svg:height="2.286cm" svg:x="18.145cm" svg:y="2.27cm">
          <draw:glue-point draw:id="4" svg:x="-5cm" svg:y="3.888cm"/>
          <draw:glue-point draw:id="5" svg:x="3cm" svg:y="5cm"/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8.128cm" svg:height="0.725cm" svg:x="15.478cm" svg:y="2.815cm">
          <draw:text-box>
            <text:p text:style-name="P7"><text:span text:style-name="T2">Mobile device with BT/BLE </text:span></text:p>
          </draw:text-box>
        </draw:frame>
        <draw:custom-shape draw:style-name="gr10" draw:text-style-name="P4" xml:id="id11" draw:id="id11" draw:layer="layout" svg:width="1.651cm" svg:height="0.508cm" svg:x="12.43cm" svg:y="6.715cm">
          <text:p text:style-name="P4"><text:span text:style-name="T2">EM 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12" draw:id="id12" draw:layer="layout" svg:width="0.508cm" svg:height="1.27cm" svg:x="14.462cm" svg:y="7.731cm">
          <text:p text:style-name="P4">RDABT</text:p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type="curve" svg:x1="18.145cm" svg:y1="4.301cm" svg:x2="13.255cm" svg:y2="6.715cm" draw:start-shape="id10" draw:start-glue-point="4" draw:end-shape="id11" draw:end-glue-point="0" svg:d="M18145 4301c-3260 0-4890 804-4890 2414" svg:viewBox="0 0 4891 2415">
          <text:p/>
        </draw:connector>
        <draw:connector draw:style-name="gr15" draw:text-style-name="P2" draw:layer="layout" draw:type="curve" svg:x1="14.97cm" svg:y1="8.366cm" svg:x2="19.161cm" svg:y2="4.556cm" draw:start-shape="id12" draw:start-glue-point="1" draw:end-shape="id10" draw:end-glue-point="5" svg:d="M14970 8366c2794 0 4191-1270 4191-3810" svg:viewBox="0 0 4192 3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5:32:19.783023589</meta:creation-date>
    <dc:date>2014-12-08T13:46:43.995875081</dc:date>
    <meta:editing-duration>PT2H21M59S</meta:editing-duration>
    <meta:editing-cycles>51</meta:editing-cycles>
    <meta:generator>LibreOffice/4.2.7.2$Linux_X86_64 LibreOffice_project/420m0$Build-2</meta:generator>
    <meta:document-statistic meta:object-count="55"/>
  </office:meta>
</office:document-meta>
</file>